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style:text-position="33% 58%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color="#ffffff" fo:font-size="8pt" style:font-size-asian="8pt" style:font-size-complex="8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b 58%" fo:font-size="10pt" style:font-size-asian="10pt" style:font-size-complex="10pt"/>
    </style:style>
    <style:style style:name="T5" style:family="text">
      <style:text-properties style:text-position="0% 100%" fo:font-size="10pt" style:font-size-asian="10pt" style:font-size-complex="10pt"/>
    </style:style>
    <style:style style:name="T6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2" xml:id="id2" draw:id="id2" draw:layer="layout" svg:width="1.166cm" svg:height="1.532cm" svg:x="4.197cm" svg:y="11.784cm" svg:viewBox="0 0 1167 1533" svg:d="m1167 949c0 331-253 584-583 584s-584-253-584-584c0-285 189-513 454-570-5-187-38-263-71-379 199 0 365 174 385 394 236 74 399 290 399 555z">
            <text:p text:style-name="P1"><text:span text:style-name="T1"/></text:p>
            <text:p text:style-name="P1"><text:span text:style-name="T2">1</text:span></text:p>
          </draw:path>
          <draw:path draw:style-name="gr1" draw:text-style-name="P2" xml:id="id1" draw:id="id1" draw:layer="layout" svg:width="1.502cm" svg:height="1.973cm" svg:x="7.297cm" svg:y="11.515cm" svg:viewBox="0 0 1503 1974" svg:d="m1503 1223c0 425-326 751-752 751s-751-326-751-751c0-368 244-662 585-735-7-241-50-338-92-488 257 0 470 224 496 507 303 96 514 373 514 716z">
            <text:p text:style-name="P1"><text:span text:style-name="T2"/></text:p>
            <text:p text:style-name="P1"><text:span text:style-name="T2">2</text:span></text:p>
          </draw:path>
          <draw:path draw:style-name="gr1" draw:text-style-name="P2" xml:id="id3" draw:id="id3" draw:layer="layout" svg:width="1.779cm" svg:height="2.337cm" svg:x="10.424cm" svg:y="11.308cm" svg:viewBox="0 0 1780 2338" svg:d="m1780 1448c0 504-386 890-890 890s-890-386-890-890c0-436 289-783 693-869-9-287-59-401-109-579 304 0 557 265 587 601 360 113 609 442 609 847z">
            <text:p text:style-name="P1"><text:span text:style-name="T2"/></text:p>
            <text:p text:style-name="P1"><text:span text:style-name="T2">3</text:span></text:p>
          </draw:path>
          <draw:path draw:style-name="gr1" draw:text-style-name="P2" draw:layer="layout" svg:width="1.779cm" svg:height="2.337cm" svg:x="13.691cm" svg:y="11.284cm" svg:viewBox="0 0 1780 2338" svg:d="m1780 1448c0 504-386 890-890 890s-890-386-890-890c0-436 289-783 693-869-9-287-59-401-109-579 304 0 557 265 587 601 360 113 609 442 609 847z">
            <text:p text:style-name="P1"><text:span text:style-name="T2"/></text:p>
            <text:p text:style-name="P1"><text:span text:style-name="T2">4</text:span></text:p>
          </draw:path>
          <draw:line draw:style-name="gr2" draw:text-style-name="P3" draw:layer="layout" svg:x1="5.527cm" svg:y1="12.7cm" svg:x2="7.203cm" svg:y2="12.729cm">
            <text:p text:style-name="P1"><text:span text:style-name="T3"/></text:p>
            <text:p text:style-name="P1"><text:span text:style-name="T3"/></text:p>
            <text:p text:style-name="P1"><text:span text:style-name="T3">G</text:span><text:span text:style-name="T4">1</text:span></text:p>
          </draw:line>
          <draw:line draw:style-name="gr2" draw:text-style-name="P3" draw:layer="layout" svg:x1="8.927cm" svg:y1="12.701cm" svg:x2="10.348cm" svg:y2="12.7cm">
            <text:p text:style-name="P1"><text:span text:style-name="T3"/></text:p>
            <text:p text:style-name="P1"><text:span text:style-name="T3"/></text:p>
            <text:p text:style-name="P1"><text:span text:style-name="T3">G</text:span><text:span text:style-name="T4">2</text:span></text:p>
          </draw:line>
          <draw:line draw:style-name="gr2" draw:text-style-name="P4" draw:layer="layout" svg:x1="12.327cm" svg:y1="12.702cm" svg:x2="13.523cm" svg:y2="12.729cm">
            <text:p text:style-name="P1"><text:span text:style-name="T5"/></text:p>
            <text:p text:style-name="P1"><text:span text:style-name="T5"/></text:p>
            <text:p text:style-name="P1"><text:span text:style-name="T5">G</text:span><text:span text:style-name="T6">3</text:span></text:p>
          </draw:line>
          <draw:connector draw:style-name="gr2" draw:text-style-name="P3" draw:layer="layout" draw:type="curve" svg:x1="8.048cm" svg:y1="11.515cm" svg:x2="4.781cm" svg:y2="11.784cm" draw:start-shape="id1" draw:start-glue-point="0" draw:end-shape="id2" draw:end-glue-point="0" svg:d="m8048 11515c0-751-3267-886-3267 269" svg:viewBox="0 0 3268 851">
            <text:p text:style-name="P1"><text:span text:style-name="T3">F</text:span><text:span text:style-name="T4">2</text:span></text:p>
          </draw:connector>
          <draw:connector draw:style-name="gr2" draw:text-style-name="P3" draw:layer="layout" draw:type="curve" draw:line-skew="-0.502cm" svg:x1="11.314cm" svg:y1="11.308cm" svg:x2="4.781cm" svg:y2="11.784cm" draw:start-shape="id3" draw:start-glue-point="0" draw:end-shape="id2" draw:end-glue-point="0" svg:d="m11314 11308c0-1504-6533-1742-6533 476" svg:viewBox="0 0 6534 1636">
            <text:p text:style-name="P1"><text:span text:style-name="T3">F</text:span><text:span text:style-name="T4">3</text:span></text:p>
            <text:p text:style-name="P1"><text:span text:style-name="T4"/></text:p>
            <text:p text:style-name="P1"><text:span text:style-name="T4"/></text:p>
          </draw:connector>
          <draw:connector draw:style-name="gr3" draw:text-style-name="P1" draw:layer="layout" draw:type="curve" svg:x1="8.048cm" svg:y1="13.489cm" svg:x2="8.048cm" svg:y2="13.489cm" draw:start-shape="id1" draw:start-glue-point="2" draw:end-shape="id1" draw:end-glue-point="2" svg:d="" svg:viewBox="0 0 1 1">
            <text:p/>
          </draw:connector>
          <draw:path draw:style-name="gr4" draw:text-style-name="P1" draw:layer="layout" svg:width="1.599cm" svg:height="1.392cm" draw:transform="skewX (-0.463733982254893) rotate (-2.72568069283954) translate (9.16100471773092cm 14.404357699034cm)" svg:viewBox="0 0 1600 1393" svg:d="m347 1393c692-1 1630-437 1094-1196s-1441 916-1441 916">
            <text:p/>
          </draw:path>
          <draw:path draw:style-name="gr4" draw:text-style-name="P1" draw:layer="layout" svg:width="1.599cm" svg:height="1.392cm" draw:transform="skewX (-0.463733982254893) rotate (-2.72568069283954) translate (12.4620047177309cm 14.6043576990341cm)" svg:viewBox="0 0 1600 1393" svg:d="m347 1393c692-1 1630-437 1094-1196s-1441 916-1441 916">
            <text:p/>
          </draw:path>
          <draw:path draw:style-name="gr4" draw:text-style-name="P1" draw:layer="layout" svg:width="1.599cm" svg:height="1.392cm" draw:transform="skewX (-0.463733982254893) rotate (-2.72568069283954) translate (15.7630047177309cm 14.6043576990341cm)" svg:viewBox="0 0 1600 1393" svg:d="m347 1393c692-1 1630-437 1094-1196s-1441 916-1441 916">
            <text:p/>
          </draw:path>
          <draw:frame draw:style-name="gr5" draw:text-style-name="P5" draw:layer="layout" svg:width="0.849cm" svg:height="0.761cm" svg:x="6.629cm" svg:y="14.676cm">
            <draw:text-box>
              <text:p><text:span text:style-name="T3">P</text:span><text:span text:style-name="T4">2</text:span></text:p>
            </draw:text-box>
          </draw:frame>
          <draw:frame draw:style-name="gr5" draw:text-style-name="P5" draw:layer="layout" svg:width="0.849cm" svg:height="0.761cm" svg:x="9.83cm" svg:y="14.677cm">
            <draw:text-box>
              <text:p><text:span text:style-name="T3">P</text:span><text:span text:style-name="T4">3</text:span></text:p>
            </draw:text-box>
          </draw:frame>
          <draw:frame draw:style-name="gr5" draw:text-style-name="P5" draw:layer="layout" svg:width="0.849cm" svg:height="0.761cm" svg:x="13.131cm" svg:y="14.678cm">
            <draw:text-box>
              <text:p><text:span text:style-name="T3">P</text:span><text:span text:style-name="T4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2T13:44:40</meta:creation-date>
    <dc:date>2013-11-26T09:42:21</dc:date>
    <meta:editing-duration>PT12M31S</meta:editing-duration>
    <meta:editing-cycles>2</meta:editing-cycles>
    <meta:generator>LibreOffice/4.0.3.3$Linux_x86 LibreOffice_project/400m0$Build-3</meta:generator>
    <meta:document-statistic meta:object-count="17"/>
  </office:meta>
</office:document-meta>
</file>